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3.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5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3.5cm"/>
    </style:style>
    <style:style style:name="gr6" style:family="graphic" style:parent-style-name="standard">
      <style:graphic-properties svg:stroke-color="#800000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svg:stroke-color="#000000" draw:textarea-horizontal-align="center" draw:textarea-vertical-align="middle"/>
    </style:style>
    <style:style style:name="gr8" style:family="graphic" style:parent-style-name="standard">
      <style:graphic-properties svg:stroke-color="#008000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008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svg:stroke-color="#00ff00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8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id="id1" draw:layer="layout" svg:width="2.119cm" svg:height="0.962cm" svg:x="0.881cm" svg:y="1.038cm">
          <draw:text-box>
            <text:p>Palier</text:p>
          </draw:text-box>
        </draw:frame>
        <draw:frame draw:style-name="gr2" draw:id="id2" draw:layer="layout" svg:width="2.471cm" svg:height="0.962cm" svg:x="1.029cm" svg:y="3.538cm">
          <draw:text-box>
            <text:p>Palier1</text:p>
          </draw:text-box>
        </draw:frame>
        <draw:frame draw:style-name="gr3" draw:id="id3" draw:layer="layout" svg:width="1.734cm" svg:height="0.962cm" svg:x="3.5cm" svg:y="4.538cm">
          <draw:text-box>
            <text:p>p1.1</text:p>
          </draw:text-box>
        </draw:frame>
        <draw:frame draw:style-name="gr1" draw:id="id4" draw:layer="layout" svg:width="1.734cm" svg:height="0.962cm" svg:x="3.5cm" svg:y="8.038cm">
          <draw:text-box>
            <text:p>p1.2</text:p>
          </draw:text-box>
        </draw:frame>
        <draw:frame draw:style-name="gr1" draw:id="id5" draw:layer="layout" svg:width="1.734cm" svg:height="0.962cm" svg:x="3.5cm" svg:y="10.538cm">
          <draw:text-box>
            <text:p>p1.3</text:p>
          </draw:text-box>
        </draw:frame>
        <draw:frame draw:style-name="gr1" draw:id="id6" draw:layer="layout" svg:width="2.263cm" svg:height="0.962cm" svg:x="6cm" svg:y="5.538cm">
          <draw:text-box>
            <text:p>p1.1.a</text:p>
          </draw:text-box>
        </draw:frame>
        <draw:frame draw:style-name="gr1" draw:id="id7" draw:layer="layout" svg:width="2.263cm" svg:height="0.962cm" svg:x="6cm" svg:y="7cm">
          <draw:text-box>
            <text:p>p1.1.b</text:p>
          </draw:text-box>
        </draw:frame>
        <draw:frame draw:style-name="gr1" draw:id="id8" draw:layer="layout" svg:width="2.263cm" svg:height="0.962cm" svg:x="5.737cm" svg:y="9.038cm">
          <draw:text-box>
            <text:p>p1.2.a</text:p>
          </draw:text-box>
        </draw:frame>
        <draw:frame draw:style-name="gr1" draw:id="id9" draw:layer="layout" svg:width="2.263cm" svg:height="0.962cm" svg:x="5.5cm" svg:y="12cm">
          <draw:text-box>
            <text:p>p1.3.a</text:p>
          </draw:text-box>
        </draw:frame>
        <draw:frame draw:style-name="gr1" draw:id="id10" draw:layer="layout" svg:width="2.263cm" svg:height="0.962cm" svg:x="5.5cm" svg:y="13.038cm">
          <draw:text-box>
            <text:p>p1.3.b</text:p>
          </draw:text-box>
        </draw:frame>
        <draw:connector draw:style-name="gr4" draw:text-style-name="P1" draw:layer="layout" svg:x1="1.94cm" svg:y1="2cm" svg:x2="2.264cm" svg:y2="3.538cm" draw:start-shape="id1" draw:start-glue-point="2" draw:end-shape="id2" svg:d="m1940 2000v769h324v769">
          <text:p/>
        </draw:connector>
        <draw:connector draw:style-name="gr4" draw:text-style-name="P1" draw:id="id44" draw:layer="layout" svg:x1="2.264cm" svg:y1="4.5cm" svg:x2="3.5cm" svg:y2="5.019cm" draw:start-shape="id2" draw:start-glue-point="2" draw:end-shape="id3" draw:end-glue-point="3" svg:d="m2264 4500v519h1236">
          <text:p/>
        </draw:connector>
        <draw:connector draw:style-name="gr4" draw:text-style-name="P1" draw:layer="layout" svg:x1="2.264cm" svg:y1="4.5cm" svg:x2="3.5cm" svg:y2="8.519cm" draw:start-shape="id2" draw:start-glue-point="2" draw:end-shape="id4" draw:end-glue-point="3" svg:d="m2264 4500v4019h1236">
          <text:p/>
        </draw:connector>
        <draw:connector draw:style-name="gr4" draw:text-style-name="P1" draw:layer="layout" svg:x1="2.264cm" svg:y1="4.5cm" svg:x2="3.5cm" svg:y2="11.019cm" draw:start-shape="id2" draw:start-glue-point="2" draw:end-shape="id5" draw:end-glue-point="3" svg:d="m2264 4500v6519h1236">
          <text:p/>
        </draw:connector>
        <draw:connector draw:style-name="gr4" draw:text-style-name="P1" draw:layer="layout" svg:x1="4.367cm" svg:y1="5.5cm" svg:x2="6cm" svg:y2="6.019cm" draw:start-shape="id3" draw:start-glue-point="2" draw:end-shape="id6" svg:d="m4367 5500v519h1633">
          <text:p/>
        </draw:connector>
        <draw:connector draw:style-name="gr4" draw:text-style-name="P1" draw:layer="layout" svg:x1="4.367cm" svg:y1="5.5cm" svg:x2="6cm" svg:y2="7.481cm" draw:start-shape="id3" draw:start-glue-point="2" draw:end-shape="id7" draw:end-glue-point="3" svg:d="m4367 5500v1981h1633">
          <text:p/>
        </draw:connector>
        <draw:connector draw:style-name="gr4" draw:text-style-name="P1" draw:layer="layout" svg:x1="4.367cm" svg:y1="9cm" svg:x2="5.737cm" svg:y2="9.519cm" draw:start-shape="id4" draw:start-glue-point="2" draw:end-shape="id8" draw:end-glue-point="3" svg:d="m4367 9000v519h1370">
          <text:p/>
        </draw:connector>
        <draw:connector draw:style-name="gr4" draw:text-style-name="P1" draw:layer="layout" svg:x1="4.367cm" svg:y1="11.5cm" svg:x2="5.5cm" svg:y2="12.481cm" draw:start-shape="id5" draw:start-glue-point="2" draw:end-shape="id9" draw:end-glue-point="3" svg:d="m4367 11500v981h1133">
          <text:p/>
        </draw:connector>
        <draw:connector draw:style-name="gr4" draw:text-style-name="P1" draw:layer="layout" svg:x1="4.367cm" svg:y1="11.5cm" svg:x2="5.5cm" svg:y2="13.519cm" draw:start-shape="id5" draw:start-glue-point="2" draw:end-shape="id10" draw:end-glue-point="3" svg:d="m4367 11500v2019h1133">
          <text:p/>
        </draw:connector>
        <draw:frame draw:style-name="gr5" draw:id="id19" draw:layer="layout" svg:width="2.471cm" svg:height="1cm" svg:x="15cm" svg:y="1.5cm">
          <draw:text-box>
            <text:p>segpa</text:p>
          </draw:text-box>
        </draw:frame>
        <draw:frame draw:style-name="gr3" draw:id="id11" draw:layer="layout" svg:width="1.734cm" svg:height="0.962cm" svg:x="17.5cm" svg:y="3cm">
          <draw:text-box>
            <text:p>s1.1</text:p>
          </draw:text-box>
        </draw:frame>
        <draw:frame draw:style-name="gr1" draw:id="id14" draw:layer="layout" svg:width="1.7cm" svg:height="0.962cm" svg:x="17.471cm" svg:y="8cm">
          <draw:text-box>
            <text:p>s1.2</text:p>
          </draw:text-box>
        </draw:frame>
        <draw:frame draw:style-name="gr1" draw:id="id16" draw:layer="layout" svg:width="1.7cm" svg:height="0.962cm" svg:x="17.5cm" svg:y="12.5cm">
          <draw:text-box>
            <text:p>s1.3</text:p>
          </draw:text-box>
        </draw:frame>
        <draw:frame draw:style-name="gr1" draw:id="id12" draw:layer="layout" svg:width="2.229cm" svg:height="0.962cm" svg:x="20cm" svg:y="4.038cm">
          <draw:text-box>
            <text:p>s1.1.a</text:p>
          </draw:text-box>
        </draw:frame>
        <draw:frame draw:style-name="gr1" draw:id="id13" draw:layer="layout" svg:width="2.229cm" svg:height="0.962cm" svg:x="19.971cm" svg:y="6.962cm">
          <draw:text-box>
            <text:p>s1.1.b</text:p>
          </draw:text-box>
        </draw:frame>
        <draw:frame draw:style-name="gr1" draw:id="id15" draw:layer="layout" svg:width="2.229cm" svg:height="0.962cm" svg:x="19.708cm" svg:y="9cm">
          <draw:text-box>
            <text:p>s1.2.a</text:p>
          </draw:text-box>
        </draw:frame>
        <draw:frame draw:style-name="gr1" draw:id="id17" draw:layer="layout" svg:width="2.229cm" svg:height="0.962cm" svg:x="19.5cm" svg:y="13.538cm">
          <draw:text-box>
            <text:p>s1.3.a</text:p>
          </draw:text-box>
        </draw:frame>
        <draw:frame draw:style-name="gr1" draw:id="id18" draw:layer="layout" svg:width="2.229cm" svg:height="0.962cm" svg:x="19.271cm" svg:y="15.038cm">
          <draw:text-box>
            <text:p>s1.3.b</text:p>
          </draw:text-box>
        </draw:frame>
        <draw:connector draw:style-name="gr4" draw:text-style-name="P1" draw:layer="layout" svg:x1="18.367cm" svg:y1="3.962cm" svg:x2="20cm" svg:y2="4.519cm" draw:start-shape="id11" draw:start-glue-point="2" draw:end-shape="id12" svg:d="m18367 3962v557h1633">
          <text:p/>
        </draw:connector>
        <draw:connector draw:style-name="gr4" draw:text-style-name="P1" draw:layer="layout" svg:x1="18.367cm" svg:y1="3.962cm" svg:x2="19.971cm" svg:y2="7.443cm" draw:start-shape="id11" draw:start-glue-point="2" draw:end-shape="id13" draw:end-glue-point="3" svg:d="m18367 3962v3481h1604">
          <text:p/>
        </draw:connector>
        <draw:connector draw:style-name="gr4" draw:text-style-name="P1" draw:layer="layout" svg:x1="18.321cm" svg:y1="8.962cm" svg:x2="19.708cm" svg:y2="9.481cm" draw:start-shape="id14" draw:start-glue-point="2" draw:end-shape="id15" draw:end-glue-point="3" svg:d="m18321 8962v519h1387">
          <text:p/>
        </draw:connector>
        <draw:connector draw:style-name="gr4" draw:text-style-name="P1" draw:layer="layout" svg:x1="18.35cm" svg:y1="13.462cm" svg:x2="19.5cm" svg:y2="14.019cm" draw:start-shape="id16" draw:start-glue-point="2" draw:end-shape="id17" draw:end-glue-point="3" svg:d="m18350 13462v557h1150">
          <text:p/>
        </draw:connector>
        <draw:connector draw:style-name="gr4" draw:text-style-name="P1" draw:id="id26" draw:layer="layout" svg:x1="18.35cm" svg:y1="13.462cm" svg:x2="19.271cm" svg:y2="15.519cm" draw:start-shape="id16" draw:start-glue-point="2" draw:end-shape="id18" draw:end-glue-point="3" svg:d="m18350 13462v2057h921">
          <text:p/>
        </draw:connector>
        <draw:frame draw:style-name="gr1" draw:id="id20" draw:layer="layout" svg:width="2.178cm" svg:height="0.962cm" svg:x="22.822cm" svg:y="5cm">
          <draw:text-box>
            <text:p>s11a1</text:p>
          </draw:text-box>
        </draw:frame>
        <draw:frame draw:style-name="gr1" draw:id="id21" draw:layer="layout" svg:width="2.178cm" svg:height="0.962cm" svg:x="22.822cm" svg:y="6.038cm">
          <draw:text-box>
            <text:p>s11a2</text:p>
          </draw:text-box>
        </draw:frame>
        <draw:frame draw:style-name="gr1" draw:id="id22" draw:layer="layout" svg:width="2.225cm" svg:height="0.962cm" svg:x="22.275cm" svg:y="11.038cm">
          <draw:text-box>
            <text:p>s12a1</text:p>
          </draw:text-box>
        </draw:frame>
        <draw:frame draw:style-name="gr1" draw:id="id23" draw:layer="layout" svg:width="2.225cm" svg:height="0.962cm" svg:x="22.5cm" svg:y="12cm">
          <draw:text-box>
            <text:p>s12a2</text:p>
          </draw:text-box>
        </draw:frame>
        <draw:frame draw:style-name="gr1" draw:id="id24" draw:layer="layout" svg:width="2.297cm" svg:height="0.962cm" svg:x="22cm" svg:y="17cm">
          <draw:text-box>
            <text:p>s13B1</text:p>
          </draw:text-box>
        </draw:frame>
        <draw:frame draw:style-name="gr1" draw:id="id25" draw:layer="layout" svg:width="2.225cm" svg:height="0.962cm" svg:x="22cm" svg:y="18.538cm">
          <draw:text-box>
            <text:p>s13b2</text:p>
          </draw:text-box>
        </draw:frame>
        <draw:connector draw:style-name="gr4" draw:text-style-name="P1" draw:layer="layout" svg:x1="16.235cm" svg:y1="2.5cm" svg:x2="17.5cm" svg:y2="3.481cm" draw:start-shape="id19" draw:start-glue-point="2" draw:end-shape="id11" draw:end-glue-point="3" svg:d="m16235 2500v981h1265">
          <text:p/>
        </draw:connector>
        <draw:connector draw:style-name="gr4" draw:text-style-name="P1" draw:layer="layout" svg:x1="17.471cm" svg:y1="8.481cm" svg:x2="16.235cm" svg:y2="2.5cm" draw:start-shape="id14" draw:start-glue-point="3" draw:end-shape="id19" draw:end-glue-point="2" svg:d="m17471 8481h-1236v-5981">
          <text:p/>
        </draw:connector>
        <draw:connector draw:style-name="gr4" draw:text-style-name="P1" draw:layer="layout" svg:x1="17.5cm" svg:y1="12.981cm" svg:x2="16.235cm" svg:y2="2.5cm" draw:start-shape="id16" draw:start-glue-point="3" draw:end-shape="id19" svg:d="m17500 12981h-1265v-10481">
          <text:p/>
        </draw:connector>
        <draw:connector draw:style-name="gr4" draw:text-style-name="P1" draw:layer="layout" svg:x1="22.822cm" svg:y1="5.481cm" svg:x2="21.114cm" svg:y2="5cm" draw:start-shape="id20" draw:start-glue-point="3" draw:end-shape="id12" draw:end-glue-point="2" svg:d="m22822 5481h-1708v-481">
          <text:p/>
        </draw:connector>
        <draw:connector draw:style-name="gr4" draw:text-style-name="P1" draw:layer="layout" svg:x1="22.822cm" svg:y1="6.519cm" svg:x2="21.114cm" svg:y2="5cm" draw:start-shape="id21" draw:start-glue-point="3" draw:end-shape="id12" draw:end-glue-point="2" svg:d="m22822 6519h-1708v-1519">
          <text:p/>
        </draw:connector>
        <draw:connector draw:style-name="gr4" draw:text-style-name="P1" draw:layer="layout" svg:x1="20.822cm" svg:y1="9.962cm" svg:x2="22.275cm" svg:y2="11.519cm" draw:start-shape="id15" draw:start-glue-point="2" draw:end-shape="id22" draw:end-glue-point="3" svg:d="m20822 9962v1557h1453">
          <text:p/>
        </draw:connector>
        <draw:connector draw:style-name="gr4" draw:text-style-name="P1" draw:layer="layout" svg:x1="20.822cm" svg:y1="9.962cm" svg:x2="22.5cm" svg:y2="12.481cm" draw:start-shape="id15" draw:start-glue-point="2" draw:end-shape="id23" draw:end-glue-point="3" svg:d="m20822 9962v2519h1678">
          <text:p/>
        </draw:connector>
        <draw:connector draw:style-name="gr4" draw:text-style-name="P1" draw:layer="layout" svg:x1="20.385cm" svg:y1="16cm" svg:x2="22cm" svg:y2="17.481cm" draw:start-shape="id18" draw:start-glue-point="2" draw:end-shape="id24" draw:end-glue-point="3" svg:d="m20385 16000v1481h1615">
          <text:p/>
        </draw:connector>
        <draw:connector draw:style-name="gr4" draw:text-style-name="P1" draw:layer="layout" svg:x1="20.385cm" svg:y1="16cm" svg:x2="22cm" svg:y2="19.019cm" draw:start-shape="id18" draw:start-glue-point="2" draw:end-shape="id25" draw:end-glue-point="3" svg:d="m20385 16000v3019h1615">
          <text:p/>
        </draw:connector>
        <draw:connector draw:style-name="gr6" draw:text-style-name="P1" draw:layer="layout" draw:type="curve" svg:x1="8.263cm" svg:y1="6.019cm" svg:x2="17.5cm" svg:y2="3.481cm" draw:start-shape="id6" draw:start-glue-point="1" draw:end-shape="id11" svg:d="m8263 6019c6928 0 2310-2538 9237-2538">
          <text:p/>
        </draw:connector>
        <draw:connector draw:style-name="gr6" draw:text-style-name="P1" draw:layer="layout" draw:type="curve" svg:x1="8.263cm" svg:y1="7.481cm" svg:x2="19.708cm" svg:y2="9.481cm" draw:start-shape="id7" draw:start-glue-point="1" draw:end-shape="id15" draw:end-glue-point="3" svg:d="m8263 7481c8584 0 2862 2000 11445 2000">
          <text:p/>
        </draw:connector>
        <draw:connector draw:style-name="gr6" draw:text-style-name="P1" draw:layer="layout" draw:type="curve" svg:x1="5.234cm" svg:y1="8.519cm" svg:x2="18.35cm" svg:y2="15.519cm" draw:start-shape="id4" draw:start-glue-point="1" draw:end-shape="id26" draw:end-glue-point="0" svg:d="m5234 8519c9837 0 3279 7000 13116 7000">
          <text:p/>
        </draw:connector>
        <draw:connector draw:style-name="gr6" draw:text-style-name="P2" draw:layer="layout" draw:type="curve" svg:x1="5.234cm" svg:y1="11.019cm" svg:x2="17.5cm" svg:y2="12.981cm" draw:start-shape="id5" draw:start-glue-point="1" draw:end-shape="id16" draw:end-glue-point="3" svg:d="m5234 11019c9199 0 3067 1962 12266 1962">
          <text:p/>
        </draw:connector>
        <draw:frame draw:style-name="gr1" draw:id="id27" draw:layer="layout" svg:width="2.437cm" svg:height="0.962cm" svg:x="30cm" svg:y="3cm">
          <draw:text-box>
            <text:p>perso1</text:p>
          </draw:text-box>
        </draw:frame>
        <draw:frame draw:style-name="gr1" draw:id="id28" draw:layer="layout" svg:width="2.119cm" svg:height="0.962cm" svg:x="32cm" svg:y="5.5cm">
          <draw:text-box>
            <text:p>pe1-1</text:p>
          </draw:text-box>
        </draw:frame>
        <draw:frame draw:style-name="gr1" draw:id="id31" draw:layer="layout" svg:width="2.424cm" svg:height="0.962cm" svg:x="35cm" svg:y="6.5cm">
          <draw:text-box>
            <text:p>pe1-11</text:p>
          </draw:text-box>
        </draw:frame>
        <draw:frame draw:style-name="gr1" draw:id="id32" draw:layer="layout" svg:width="2.471cm" svg:height="0.962cm" svg:x="35cm" svg:y="8cm">
          <draw:text-box>
            <text:p>pe1-12</text:p>
          </draw:text-box>
        </draw:frame>
        <draw:frame draw:style-name="gr1" draw:id="id29" draw:layer="layout" svg:width="2.119cm" svg:height="0.962cm" svg:x="32.5cm" svg:y="10cm">
          <draw:text-box>
            <text:p>pe1-2</text:p>
          </draw:text-box>
        </draw:frame>
        <draw:frame draw:style-name="gr1" draw:id="id30" draw:layer="layout" svg:width="2.119cm" svg:height="0.962cm" svg:x="34cm" svg:y="13cm">
          <draw:text-box>
            <text:p>pe1-3</text:p>
          </draw:text-box>
        </draw:frame>
        <draw:frame draw:style-name="gr1" draw:id="id33" draw:layer="layout" svg:width="2.471cm" svg:height="0.962cm" svg:x="35.978cm" svg:y="15cm">
          <draw:text-box>
            <text:p>pe1-31</text:p>
          </draw:text-box>
        </draw:frame>
        <draw:frame draw:style-name="gr1" draw:id="id34" draw:layer="layout" svg:width="2.471cm" svg:height="0.962cm" svg:x="36cm" svg:y="16.5cm">
          <draw:text-box>
            <text:p>pa1-32</text:p>
          </draw:text-box>
        </draw:frame>
        <draw:connector draw:style-name="gr7" draw:text-style-name="P1" draw:id="id35" draw:layer="layout" svg:x1="31.218cm" svg:y1="3.962cm" svg:x2="32cm" svg:y2="5.981cm" draw:start-shape="id27" draw:start-glue-point="2" draw:end-shape="id28" draw:end-glue-point="3" svg:d="m31218 3962v2019h782">
          <text:p/>
        </draw:connector>
        <draw:connector draw:style-name="gr7" draw:text-style-name="P1" draw:layer="layout" svg:x1="31.218cm" svg:y1="3.962cm" svg:x2="32.5cm" svg:y2="10.481cm" draw:start-shape="id27" draw:start-glue-point="2" draw:end-shape="id29" draw:end-glue-point="3" svg:d="m31218 3962v6519h1282">
          <text:p/>
        </draw:connector>
        <draw:connector draw:style-name="gr7" draw:text-style-name="P1" draw:layer="layout" svg:x1="31.218cm" svg:y1="3.962cm" svg:x2="34cm" svg:y2="13.481cm" draw:start-shape="id27" draw:start-glue-point="2" draw:end-shape="id30" draw:end-glue-point="3" svg:d="m31218 3962v9519h2782">
          <text:p/>
        </draw:connector>
        <draw:connector draw:style-name="gr7" draw:text-style-name="P1" draw:layer="layout" svg:x1="33.059cm" svg:y1="6.462cm" svg:x2="35cm" svg:y2="6.981cm" draw:start-shape="id28" draw:start-glue-point="2" draw:end-shape="id31" draw:end-glue-point="3" svg:d="m33059 6462v519h1941">
          <text:p/>
        </draw:connector>
        <draw:connector draw:style-name="gr7" draw:text-style-name="P1" draw:layer="layout" svg:x1="33.059cm" svg:y1="6.462cm" svg:x2="35cm" svg:y2="8.481cm" draw:start-shape="id28" draw:start-glue-point="2" draw:end-shape="id32" draw:end-glue-point="3" svg:d="m33059 6462v2019h1941">
          <text:p/>
        </draw:connector>
        <draw:connector draw:style-name="gr7" draw:text-style-name="P1" draw:layer="layout" svg:x1="35.059cm" svg:y1="13.962cm" svg:x2="35.978cm" svg:y2="15.481cm" draw:start-shape="id30" draw:start-glue-point="2" draw:end-shape="id33" draw:end-glue-point="3" svg:d="m35059 13962v1519h919">
          <text:p/>
        </draw:connector>
        <draw:connector draw:style-name="gr7" draw:text-style-name="P1" draw:layer="layout" svg:x1="35.059cm" svg:y1="13.962cm" svg:x2="36cm" svg:y2="16.981cm" draw:start-shape="id30" draw:start-glue-point="2" draw:end-shape="id34" draw:end-glue-point="3" svg:d="m35059 13962v3019h941">
          <text:p/>
        </draw:connector>
        <draw:connector draw:style-name="gr8" draw:text-style-name="P1" draw:layer="layout" draw:type="curve" svg:x1="22.2cm" svg:y1="7.443cm" svg:x2="31.042cm" svg:y2="5.981cm" draw:start-shape="id13" draw:start-glue-point="1" draw:end-shape="id35" draw:end-glue-point="0" svg:d="m22200 7443c6631 0 2211-1462 8842-1462">
          <text:p/>
        </draw:connector>
        <draw:connector draw:style-name="gr8" draw:text-style-name="P1" draw:layer="layout" draw:type="curve" svg:x1="24.5cm" svg:y1="11.519cm" svg:x2="32.5cm" svg:y2="10.481cm" draw:start-shape="id22" draw:start-glue-point="1" draw:end-shape="id29" draw:end-glue-point="3" svg:d="m24500 11519c6000 0 2000-1038 8000-1038">
          <text:p/>
        </draw:connector>
        <draw:connector draw:style-name="gr8" draw:text-style-name="P1" draw:layer="layout" draw:type="curve" svg:x1="24.725cm" svg:y1="12.481cm" svg:x2="34cm" svg:y2="13.481cm" draw:start-shape="id23" draw:start-glue-point="1" draw:end-shape="id30" draw:end-glue-point="3" svg:d="m24725 12481c6957 0 2320 1000 9275 1000">
          <text:p/>
        </draw:connector>
        <draw:frame draw:style-name="gr9" draw:id="id36" draw:layer="layout" svg:width="2.437cm" svg:height="0.962cm" svg:x="28.5cm" svg:y="17cm">
          <draw:text-box>
            <text:p>perso2</text:p>
          </draw:text-box>
        </draw:frame>
        <draw:frame draw:style-name="gr1" draw:id="id37" draw:layer="layout" svg:width="2.119cm" svg:height="0.962cm" svg:x="31.829cm" svg:y="18cm">
          <draw:text-box>
            <text:p>pe2-1</text:p>
          </draw:text-box>
        </draw:frame>
        <draw:frame draw:style-name="gr1" draw:id="id40" draw:layer="layout" svg:width="1.476cm" svg:height="0.962cm" svg:x="35cm" svg:y="19cm">
          <draw:text-box>
            <text:p>c11</text:p>
          </draw:text-box>
        </draw:frame>
        <draw:frame draw:style-name="gr1" draw:id="id41" draw:layer="layout" svg:width="1.522cm" svg:height="0.962cm" svg:x="35cm" svg:y="20cm">
          <draw:text-box>
            <text:p>c12</text:p>
          </draw:text-box>
        </draw:frame>
        <draw:frame draw:style-name="gr1" draw:id="id38" draw:layer="layout" svg:width="2.119cm" svg:height="0.962cm" svg:x="32.329cm" svg:y="22cm">
          <draw:text-box>
            <text:p>pe2-2</text:p>
          </draw:text-box>
        </draw:frame>
        <draw:frame draw:style-name="gr1" draw:id="id39" draw:layer="layout" svg:width="2.119cm" svg:height="0.962cm" svg:x="34cm" svg:y="25cm">
          <draw:text-box>
            <text:p>pe2-3</text:p>
          </draw:text-box>
        </draw:frame>
        <draw:frame draw:style-name="gr1" draw:id="id42" draw:layer="layout" svg:width="2.471cm" svg:height="0.962cm" svg:x="35.978cm" svg:y="27cm">
          <draw:text-box>
            <text:p>pe2-31</text:p>
          </draw:text-box>
        </draw:frame>
        <draw:frame draw:style-name="gr1" draw:id="id43" draw:layer="layout" svg:width="2.471cm" svg:height="0.962cm" svg:x="36cm" svg:y="28.5cm">
          <draw:text-box>
            <text:p>pe2-32</text:p>
          </draw:text-box>
        </draw:frame>
        <draw:connector draw:style-name="gr7" draw:text-style-name="P1" draw:layer="layout" svg:x1="29.718cm" svg:y1="17.962cm" svg:x2="31.829cm" svg:y2="18.481cm" draw:start-shape="id36" draw:start-glue-point="2" draw:end-shape="id37" draw:end-glue-point="3" svg:d="m29718 17962v519h2111">
          <text:p/>
        </draw:connector>
        <draw:connector draw:style-name="gr7" draw:text-style-name="P1" draw:layer="layout" svg:x1="29.718cm" svg:y1="17.962cm" svg:x2="32.329cm" svg:y2="22.481cm" draw:start-shape="id36" draw:start-glue-point="2" draw:end-shape="id38" draw:end-glue-point="3" svg:d="m29718 17962v4519h2611">
          <text:p/>
        </draw:connector>
        <draw:connector draw:style-name="gr7" draw:text-style-name="P1" draw:layer="layout" svg:x1="29.718cm" svg:y1="17.962cm" svg:x2="34cm" svg:y2="25.481cm" draw:start-shape="id36" draw:start-glue-point="2" draw:end-shape="id39" draw:end-glue-point="3" svg:d="m29718 17962v7519h4282">
          <text:p/>
        </draw:connector>
        <draw:connector draw:style-name="gr7" draw:text-style-name="P1" draw:layer="layout" svg:x1="32.888cm" svg:y1="18.962cm" svg:x2="35cm" svg:y2="19.481cm" draw:start-shape="id37" draw:start-glue-point="2" draw:end-shape="id40" draw:end-glue-point="3" svg:d="m32888 18962v519h2112">
          <text:p/>
        </draw:connector>
        <draw:connector draw:style-name="gr7" draw:text-style-name="P1" draw:layer="layout" svg:x1="32.888cm" svg:y1="18.962cm" svg:x2="35cm" svg:y2="20.481cm" draw:start-shape="id37" draw:start-glue-point="2" draw:end-shape="id41" draw:end-glue-point="3" svg:d="m32888 18962v1519h2112">
          <text:p/>
        </draw:connector>
        <draw:connector draw:style-name="gr7" draw:text-style-name="P1" draw:layer="layout" svg:x1="35.059cm" svg:y1="25.962cm" svg:x2="35.978cm" svg:y2="27.481cm" draw:start-shape="id39" draw:start-glue-point="2" draw:end-shape="id42" draw:end-glue-point="3" svg:d="m35059 25962v1519h919">
          <text:p/>
        </draw:connector>
        <draw:connector draw:style-name="gr7" draw:text-style-name="P1" draw:layer="layout" svg:x1="35.059cm" svg:y1="25.962cm" svg:x2="36cm" svg:y2="28.981cm" draw:start-shape="id39" draw:start-glue-point="2" draw:end-shape="id43" draw:end-glue-point="3" svg:d="m35059 25962v3019h941">
          <text:p/>
        </draw:connector>
        <draw:connector draw:style-name="gr10" draw:text-style-name="P1" draw:layer="layout" draw:type="curve" svg:x1="24.725cm" svg:y1="12.481cm" svg:x2="31.829cm" svg:y2="18.481cm" draw:start-shape="id23" draw:start-glue-point="1" draw:end-shape="id37" svg:d="m24725 12481c5328 0 1776 6000 7104 6000">
          <text:p/>
        </draw:connector>
        <draw:connector draw:style-name="gr10" draw:text-style-name="P1" draw:layer="layout" draw:type="curve" svg:x1="24.225cm" svg:y1="19.019cm" svg:x2="34cm" svg:y2="25.481cm" draw:start-shape="id25" draw:start-glue-point="1" draw:end-shape="id39" draw:end-glue-point="3" svg:d="m24225 19019c7332 0 2445 6462 9775 6462">
          <text:p/>
        </draw:connector>
        <draw:frame draw:style-name="gr1" draw:id="id45" draw:layer="layout" svg:width="1.734cm" svg:height="0.962cm" svg:x="3.5cm" svg:y="14.538cm">
          <draw:text-box>
            <text:p>p1.4</text:p>
          </draw:text-box>
        </draw:frame>
        <draw:connector draw:style-name="gr4" draw:text-style-name="P1" draw:layer="layout" svg:x1="2.264cm" svg:y1="5.019cm" svg:x2="3.5cm" svg:y2="15.019cm" draw:start-shape="id44" draw:start-glue-point="0" draw:end-shape="id45" draw:end-glue-point="3" svg:d="m2264 5019v10000h123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2-02T10:38:18</meta:creation-date>
    <meta:editing-duration>PT11H42M56S</meta:editing-duration>
    <meta:editing-cycles>2</meta:editing-cycles>
    <meta:generator>OpenOffice.org/3.2$Unix OpenOffice.org_project/320m18$Build-9502</meta:generator>
    <meta:initial-creator>jean-marc legrand</meta:initial-creator>
    <dc:date>2011-02-24T22:50:56</dc:date>
    <dc:creator>jean-marc legrand</dc:creator>
    <meta:document-statistic meta:object-count="89"/>
  </office:meta>
</office:document-meta>
</file>